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6.4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7.1cm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7.5cm"/>
    </style:style>
    <style:style style:name="gr7" style:family="graphic" style:parent-style-name="standard">
      <style:graphic-properties draw:textarea-horizontal-align="justify" draw:textarea-vertical-align="middle" draw:auto-grow-height="false" fo:min-height="2cm" fo:min-width="2.601cm"/>
    </style:style>
    <style:style style:name="gr8" style:family="graphic" style:parent-style-name="standard">
      <style:graphic-properties draw:textarea-horizontal-align="justify" draw:textarea-vertical-align="middle" draw:auto-grow-height="false" fo:min-height="2cm" fo:min-width="2.001cm"/>
    </style:style>
    <style:style style:name="gr9" style:family="graphic" style:parent-style-name="standard">
      <style:graphic-properties draw:stroke="none" svg:stroke-color="#000000" draw:fill="none" draw:fill-color="#ffffff" fo:min-height="3.319cm"/>
    </style:style>
    <style:style style:name="gr10" style:family="graphic" style:parent-style-name="standard">
      <style:graphic-properties draw:stroke="none" svg:stroke-color="#000000" draw:fill="none" draw:fill-color="#ffffff" fo:min-height="5.2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cm" svg:height="0.9cm" svg:x="1.7cm" svg:y="7.4cm">
          <text:p text:style-name="P1"><text:span text:style-name="T1">Create Update Customer Mas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15cm" svg:y1="8.3cm" svg:x2="3.55cm" svg:y2="11.4cm" draw:start-shape="id1" draw:start-glue-point="2" draw:end-shape="id2" svg:d="M5150 8300v1550h-1600v1550" svg:viewBox="0 0 1601 3101">
          <text:p/>
        </draw:connector>
        <draw:custom-shape draw:style-name="gr3" draw:text-style-name="P2" xml:id="id4" draw:id="id4" draw:layer="layout" svg:width="7.6cm" svg:height="3.2cm" svg:x="11.7cm" svg:y="7.8cm">
          <text:p text:style-name="P1"><text:span text:style-name="T1">Create Application Ticket </text:span></text:p>
          <text:p text:style-name="P1"><text:span text:style-name="T1">and Map to Customer ID, </text:span></text:p>
          <text:p text:style-name="P1"><text:span text:style-name="T1">Keep the CRM ticket ID intac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2cm" svg:height="1.199cm" svg:x="5cm" svg:y="5.8cm">
          <draw:text-box>
            <text:p><text:span text:style-name="T2">Customer Details</text:span></text:p>
          </draw:text-box>
        </draw:frame>
        <draw:frame draw:style-name="gr5" draw:text-style-name="P4" draw:layer="layout" svg:width="19cm" svg:height="1.3cm" svg:x="1cm" svg:y="1.4cm">
          <draw:text-box>
            <text:p text:style-name="P1">Call Management – Call Entry</text:p>
          </draw:text-box>
        </draw:frame>
        <draw:custom-shape draw:style-name="gr6" draw:text-style-name="P2" xml:id="id3" draw:id="id3" draw:layer="layout" svg:width="8cm" svg:height="0.9cm" svg:x="1.2cm" svg:y="3.9cm">
          <text:p text:style-name="P1"><text:span text:style-name="T1">Call received from CRM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2cm" svg:y1="4.8cm" svg:x2="5.15cm" svg:y2="7.4cm" draw:start-shape="id3" draw:start-glue-point="2" draw:end-shape="id1" draw:end-glue-point="0" svg:d="M5200 4800v1300h-50v1300" svg:viewBox="0 0 51 2601">
          <text:p/>
        </draw:connector>
        <draw:custom-shape draw:style-name="gr7" draw:text-style-name="P1" xml:id="id2" draw:id="id2" draw:layer="layout" svg:width="3.1cm" svg:height="3.6cm" svg:x="2cm" svg:y="11.4cm">
          <text:p text:style-name="P1">Customer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xml:id="id5" draw:id="id5" draw:layer="layout" svg:width="2.5cm" svg:height="3.6cm" svg:x="14.3cm" svg:y="14.6cm">
          <text:p text:style-name="P1">Tickets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9.2cm" svg:y1="4.35cm" svg:x2="11.7cm" svg:y2="9.4cm" draw:start-shape="id3" draw:start-glue-point="1" draw:end-shape="id4" draw:end-glue-point="3" svg:d="M9200 4350h1250v5050h1250" svg:viewBox="0 0 2501 5051">
          <text:p/>
        </draw:connector>
        <draw:frame draw:style-name="gr4" draw:text-style-name="P3" draw:layer="layout" svg:width="4.2cm" svg:height="1.199cm" svg:x="10.5cm" svg:y="5.2cm">
          <draw:text-box>
            <text:p><text:span text:style-name="T2">Fault Details</text:span></text:p>
          </draw:text-box>
        </draw:frame>
        <draw:connector draw:style-name="gr2" draw:text-style-name="P1" draw:layer="layout" svg:x1="15.55cm" svg:y1="14.6cm" svg:x2="15.5cm" svg:y2="11cm" draw:start-shape="id5" draw:start-glue-point="5" draw:end-shape="id4" draw:end-glue-point="2" svg:d="M15550 14600v-1800h-50v-1800" svg:viewBox="0 0 51 3601">
          <text:p/>
        </draw:connector>
        <draw:connector draw:style-name="gr2" draw:text-style-name="P1" draw:layer="layout" svg:x1="5.1cm" svg:y1="13.2cm" svg:x2="14.3cm" svg:y2="16.4cm" draw:start-shape="id2" draw:start-glue-point="8" draw:end-shape="id5" draw:end-glue-point="6" svg:d="M5100 13200h4601v3200h4599" svg:viewBox="0 0 9201 3201">
          <text:p/>
        </draw:connector>
        <draw:frame draw:style-name="gr4" draw:text-style-name="P3" draw:layer="layout" svg:width="5.4cm" svg:height="1.199cm" svg:x="6.8cm" svg:y="12.5cm">
          <draw:text-box>
            <text:p><text:span text:style-name="T2">Customer ID</text:span></text:p>
          </draw:text-box>
        </draw:frame>
        <draw:frame draw:style-name="gr9" draw:text-style-name="P3" draw:layer="layout" svg:width="5.4cm" svg:height="3.569cm" svg:x="1.6cm" svg:y="15.5cm">
          <draw:text-box>
            <text:p><text:span text:style-name="T2">App Cust ID</text:span></text:p>
            <text:p><text:span text:style-name="T2">CRM Cust ID</text:span></text:p>
            <text:p><text:span text:style-name="T2">Name</text:span></text:p>
            <text:p><text:span text:style-name="T2">Address Details</text:span></text:p>
            <text:p><text:span text:style-name="T2">Mobile Number</text:span></text:p>
            <text:p><text:span text:style-name="T2">Alt Contact Number</text:span></text:p>
            <text:p><text:span text:style-name="T2">Email ID</text:span></text:p>
          </draw:text-box>
        </draw:frame>
        <draw:frame draw:style-name="gr10" draw:text-style-name="P3" draw:layer="layout" svg:width="5.4cm" svg:height="6.413cm" svg:x="12.9cm" svg:y="18.9cm">
          <draw:text-box>
            <text:p><text:span text:style-name="T2">App Ticket ID</text:span></text:p>
            <text:p><text:span text:style-name="T2">CRM Ticket ID</text:span></text:p>
            <text:p><text:span text:style-name="T2">App Cust ID</text:span></text:p>
            <text:p><text:span text:style-name="T2">Log Date &amp; Time</text:span></text:p>
            <text:p><text:span text:style-name="T2">Unit Model</text:span></text:p>
            <text:p><text:span text:style-name="T2">Unit Serial Number</text:span></text:p>
            <text:p><text:span text:style-name="T2">Warranty Status</text:span></text:p>
            <text:p><text:span text:style-name="T2">Fault Category</text:span></text:p>
            <text:p><text:span text:style-name="T2">Fault Details</text:span></text:p>
            <text:p><text:span text:style-name="T2">Previous App Ticket ID</text:span></text:p>
            <text:p><text:span text:style-name="T2">Ticket Status</text:span></text:p>
            <text:p><text:span text:style-name="T2"/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0:45:51.670622454</meta:creation-date>
    <meta:print-date>2017-12-04T11:32:31.706054265</meta:print-date>
    <dc:date>2017-12-04T13:39:30.325370247</dc:date>
    <meta:editing-duration>PT1H42M23S</meta:editing-duration>
    <meta:editing-cycles>4</meta:editing-cycles>
    <meta:generator>LibreOffice_Vanilla/5.4.4.3$MacOSX_X86_64 LibreOffice_project/327ad42f4b641f37cf4dd9936346bc386252669a</meta:generator>
    <meta:document-statistic meta:object-count="16"/>
  </office:meta>
</office:document-meta>
</file>